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omic Sans MS" fo:font-size="18pt" style:font-size-asian="18pt" style:font-size-complex="18pt"/>
    </style:style>
    <style:style style:name="P2" style:family="paragraph" style:parent-style-name="Standard" style:master-page-name="Standard">
      <style:paragraph-properties style:page-number="auto"/>
    </style:style>
    <style:style style:name="P3" style:family="paragraph" style:parent-style-name="Frame_20_contents">
      <style:text-properties fo:color="#000000"/>
    </style:style>
    <style:style style:name="P4" style:family="paragraph" style:parent-style-name="Frame_20_contents">
      <style:text-properties fo:color="#000000" officeooo:rsid="001ef134" officeooo:paragraph-rsid="001ef134"/>
    </style:style>
    <style:style style:name="P5" style:family="paragraph" style:parent-style-name="Frame_20_contents">
      <style:text-properties fo:color="#000000" officeooo:rsid="001ef5ae" officeooo:paragraph-rsid="001ef5ae"/>
    </style:style>
    <style:style style:name="P6" style:family="paragraph" style:parent-style-name="Frame_20_contents">
      <style:text-properties fo:color="#000000" officeooo:rsid="00220871" officeooo:paragraph-rsid="00220871"/>
    </style:style>
    <style:style style:name="P7" style:family="paragraph" style:parent-style-name="Frame_20_contents">
      <style:text-properties style:use-window-font-color="true" officeooo:paragraph-rsid="00209dfe"/>
    </style:style>
    <style:style style:name="P8" style:family="paragraph">
      <loext:graphic-properties draw:fill="solid" draw:fill-color="#ffffff"/>
      <style:paragraph-properties fo:text-align="start"/>
      <style:text-properties fo:color="#000000" fo:font-size="18pt"/>
    </style:style>
    <style:style style:name="P9" style:family="paragraph">
      <loext:graphic-properties draw:fill="none"/>
      <style:paragraph-properties fo:text-align="start"/>
      <style:text-properties fo:font-size="18pt"/>
    </style:style>
    <style:style style:name="P10"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weight="bold" officeooo:rsid="001ef134" style:font-weight-asian="bold"/>
    </style:style>
    <style:style style:name="T3" style:family="text">
      <style:text-properties fo:font-weight="bold" officeooo:rsid="001ef5ae" style:font-weight-asian="bold"/>
    </style:style>
    <style:style style:name="T4" style:family="text">
      <style:text-properties fo:font-weight="bold" officeooo:rsid="00220871" style:font-weight-asian="bold"/>
    </style:style>
    <style:style style:name="T5" style:family="text">
      <style:text-properties style:font-name="Comic Sans MS"/>
    </style:style>
    <style:style style:name="T6" style:family="text">
      <style:text-properties style:font-name="Comic Sans MS" fo:font-size="18pt" style:font-size-asian="18pt" style:font-size-complex="18pt"/>
    </style:style>
    <style:style style:name="T7" style:family="text">
      <style:text-properties style:font-name="Comic Sans MS" fo:font-weight="bold" style:font-weight-asian="bold"/>
    </style:style>
    <style:style style:name="T8" style:family="text">
      <style:text-properties style:font-name="Comic Sans MS" officeooo:rsid="001d6394"/>
    </style:style>
    <style:style style:name="T9" style:family="text">
      <style:text-properties officeooo:rsid="001ef5ae"/>
    </style:style>
    <style:style style:name="T10" style:family="text">
      <style:text-properties fo:color="#000000" fo:font-weight="bold" officeooo:rsid="001ef5ae" style:font-weight-asian="bold"/>
    </style:style>
    <style:style style:name="gr1" style:family="graphic" style:parent-style-name="Frame">
      <style:graphic-properties draw:stroke="solid" svg:stroke-width="0.018cm" svg:stroke-color="#000000" draw:fill="solid" draw:fill-color="#ffffff" draw:textarea-vertical-align="top" draw:auto-grow-height="false" fo:min-height="1.753cm" fo:min-width="4.815cm" fo:padding-top="0.127cm" fo:padding-bottom="0.127cm" fo:padding-left="0.254cm" fo:padding-right="0.254cm" fo:wrap-option="wrap" fo:margin-left="0.318cm" fo:margin-right="0.395cm" fo:margin-top="0cm" fo:margin-bottom="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207cm" fo:min-width="1.928cm" fo:padding-top="0.125cm" fo:padding-bottom="0.125cm" fo:padding-left="0.25cm" fo:padding-right="0.25cm" fo:wrap-option="wrap" fo:margin-left="0.423cm" fo:margin-right="0.377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434cm" fo:min-width="0cm" fo:padding-top="0.125cm" fo:padding-bottom="0.125cm" fo:padding-left="0.25cm" fo:padding-right="0.25cm" fo:wrap-option="wrap" fo:margin-left="0.37cm" fo:margin-right="0.478cm" fo:margin-top="0.106cm" fo:margin-bottom="0.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18cm" svg:stroke-color="#000000" draw:fill="solid" draw:fill-color="#ffffff" draw:textarea-vertical-align="top" draw:auto-grow-height="false" fo:min-height="2.535cm" fo:min-width="6.338cm" fo:padding-top="0.127cm" fo:padding-bottom="0.127cm" fo:padding-left="0.254cm" fo:padding-right="0.254cm" fo:wrap-option="wrap" fo:margin-left="0.318cm" fo:margin-right="0.353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18cm" svg:stroke-color="#000000" draw:fill="solid" draw:fill-color="#ffffff" draw:textarea-vertical-align="top" draw:auto-grow-height="false" fo:min-height="8.435cm" fo:min-width="5.357cm" fo:padding-top="0.127cm" fo:padding-bottom="0.127cm" fo:padding-left="0.254cm" fo:padding-right="0.254cm" fo:wrap-option="wrap" fo:margin-left="0.318cm" fo:margin-right="0.381cm" fo:margin-top="0cm" fo:margin-bottom="0.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871cm" fo:min-width="1.143cm" fo:padding-top="0.125cm" fo:padding-bottom="0.125cm" fo:padding-left="0.25cm" fo:padding-right="0.25cm" fo:wrap-option="wrap" fo:margin-left="0.423cm" fo:margin-right="0.369cm" fo:margin-top="0cm" fo:margin-bottom="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4.8cm" fo:min-width="7.086cm" fo:padding-top="0.127cm" fo:padding-bottom="0.127cm" fo:padding-left="0.254cm" fo:padding-right="0.254cm" fo:wrap-option="wrap" fo:margin-left="0.318cm" fo:margin-right="0.346cm" fo:margin-top="0.127cm" fo:margin-bottom="0.15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solid" svg:stroke-width="0.018cm" svg:stroke-color="#000000" draw:fill="solid" draw:fill-color="#ffffff" draw:textarea-vertical-align="top" draw:auto-grow-height="false" fo:min-height="5.389cm" fo:min-width="6.068cm" fo:padding-top="0.127cm" fo:padding-bottom="0.127cm" fo:padding-left="0.254cm" fo:padding-right="0.254cm" fo:wrap-option="wrap" fo:margin-left="0.318cm" fo:margin-right="0.358cm" fo:margin-top="0cm" fo:margin-bottom="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982cm" fo:min-width="0.582cm" fo:padding-top="0.125cm" fo:padding-bottom="0.125cm" fo:padding-left="0.25cm" fo:padding-right="0.25cm" fo:wrap-option="wrap" fo:margin-left="0.318cm" fo:margin-right="0.504cm" fo:margin-top="0cm" fo:margin-bottom="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051cm" fo:min-width="0.836cm" fo:padding-top="0.125cm" fo:padding-bottom="0.125cm" fo:padding-left="0.25cm" fo:padding-right="0.25cm" fo:wrap-option="wrap" fo:margin-left="0.318cm" fo:margin-right="0.515cm" fo:margin-top="0cm" fo:margin-bottom="0.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solid" svg:stroke-width="0.018cm" svg:stroke-color="#000000" draw:fill="solid" draw:fill-color="#ffffff" draw:textarea-vertical-align="top" draw:auto-grow-height="false" fo:min-height="8.063cm" fo:min-width="7.809cm" fo:padding-top="0.127cm" fo:padding-bottom="0.127cm" fo:padding-left="0.254cm" fo:padding-right="0.254cm" fo:wrap-option="wrap" fo:margin-left="0.318cm" fo:margin-right="0.363cm" fo:margin-top="0cm" fo:margin-bottom="0.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194cm" fo:min-width="0.54cm" fo:padding-top="0.125cm" fo:padding-bottom="0.125cm" fo:padding-left="0.25cm" fo:padding-right="0.25cm" fo:wrap-option="wrap" fo:margin-left="0.318cm" fo:margin-right="0.492cm" fo:margin-top="0.106cm" fo:margin-bottom="0.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2.274cm" fo:min-width="4.874cm" fo:padding-top="0.125cm" fo:padding-bottom="0.125cm" fo:padding-left="0.25cm" fo:padding-right="0.25cm" fo:wrap-option="wrap" fo:margin-left="0.318cm" fo:margin-right="0.499cm" fo:margin-top="0.106cm" fo:margin-bottom="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Frame">
      <style:graphic-properties draw:stroke="solid" svg:stroke-width="0.018cm" svg:stroke-color="#000000" draw:fill="solid" draw:fill-color="#ffffff" draw:textarea-vertical-align="top" draw:auto-grow-height="false" fo:min-height="3.891cm" fo:min-width="3.877cm" fo:padding-top="0.127cm" fo:padding-bottom="0.127cm" fo:padding-left="0.254cm" fo:padding-right="0.254cm" fo:wrap-option="wrap" fo:margin-left="0.318cm" fo:margin-right="0.379cm" fo:margin-top="0cm" fo:margin-bottom="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Frame">
      <style:graphic-properties draw:stroke="solid" svg:stroke-width="0.018cm" svg:stroke-color="#000000" draw:fill="solid" draw:fill-color="#ffffff" draw:textarea-vertical-align="top" draw:auto-grow-height="false" fo:min-height="3.09cm" fo:min-width="4.279cm" fo:padding-top="0.127cm" fo:padding-bottom="0.127cm" fo:padding-left="0.254cm" fo:padding-right="0.254cm" fo:wrap-option="wrap" fo:margin-left="0.318cm" fo:margin-right="0.347cm" fo:margin-top="0cm" fo:margin-bottom="0.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494cm" fo:min-width="2.637cm" fo:padding-top="0.125cm" fo:padding-bottom="0.125cm" fo:padding-left="0.25cm" fo:padding-right="0.25cm" fo:wrap-option="wrap" fo:margin-left="0.318cm" fo:margin-right="0.318cm" fo:margin-top="0.159cm" fo:margin-bottom="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solid" svg:stroke-width="0.018cm" svg:stroke-color="#000000" draw:fill="solid" draw:fill-color="#ffffff" draw:textarea-vertical-align="top" draw:auto-grow-height="false" fo:min-height="1.949cm" fo:min-width="3.713cm" fo:padding-top="0.127cm" fo:padding-bottom="0.127cm" fo:padding-left="0.254cm" fo:padding-right="0.254cm" fo:wrap-option="wrap" fo:margin-left="0.318cm" fo:margin-right="0.385cm" fo:margin-top="0cm" fo:margin-bottom="0.0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3" draw:name="Text Box 7" draw:style-name="gr4" draw:text-style-name="P8" svg:width="6.845cm" svg:height="2.788cm" svg:x="7.34cm" svg:y="1.244cm"><text:p text:style-name="P3"><text:span text:style-name="T1">Other characters: </text:span><text:span text:style-name="T4">tricera ops lives in cave steals evryones sandwiches evryday towns peopl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Text Box 20" draw:style-name="gr14" draw:text-style-name="P8" svg:width="4.384cm" svg:height="4.144cm" svg:x="15.199cm" svg:y="-0.012cm"><text:p text:style-name="P3"><text:span text:style-name="T1">Magical animals</text:span>:</text:p><text:p text:style-name="P5">catapoat</text:p><text:p text:style-name="P6">flytrbike</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She sat in the kitchen ….. Ideas Chart for story</text:span></text:p>
      <text:p text:style-name="Standard"><draw:custom-shape text:anchor-type="paragraph" draw:z-index="14" draw:name="Text Box 21" draw:style-name="gr15" draw:text-style-name="P8" svg:width="4.786cm" svg:height="3.343cm" svg:x="19.773cm" svg:y="-0.206cm"><text:p text:style-name="P3"><text:span text:style-name="T1">When: </text:span><text:span text:style-name="T3">37 min past 15:49 on friday</text:span></text:p><text:p text:style-name="P5"><text:span text:style-name="T3">6</text:span><text:span text:style-name="T1">0945</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4" draw:name="Text Box 9" draw:style-name="gr5" draw:text-style-name="P8" svg:width="5.864cm" svg:height="8.688cm" svg:x="0.28cm" svg:y="-0.201cm"><text:p text:style-name="P3"><text:span text:style-name="T1">Who</text:span> (name, age, appearance, occupation…):</text:p><text:p text:style-name="P4">age: 21</text:p><text:p text:style-name="P4">name: sandwich girl/</text:p><text:p text:style-name="P4">occupation: sandwich maker</text:p><text:p text:style-name="P4">clothing: a giant sandwich</text:p><text:p text:style-name="P4">hair colour: red,green and bread colour</text:p><text:p text:style-name="P4">super power: sandwiches, </text:p><text:p text:style-name="P4">manipulation of sandwiches</text:p><text:p text:style-name="P4"/><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12" draw:name="Straight Arrow Connector 19" draw:style-name="gr13" draw:text-style-name="P9" svg:width="5.375cm" svg:height="2.525cm" svg:x="14.824cm" svg:y="0.402cm"><text:p/><draw:enhanced-geometry draw:mirror-horizontal="false" draw:mirror-vertical="true" svg:viewBox="0 0 21600 21600" draw:type="mso-spt32" draw:enhanced-path="M 0 0 L 21600 21600 N"/></draw:custom-shape></text:p>
      <text:p text:style-name="Standard"><draw:custom-shape text:anchor-type="paragraph" draw:z-index="11" draw:name="Straight Arrow Connector 18" draw:style-name="gr12" draw:text-style-name="P9" svg:width="1.041cm" svg:height="1.445cm" svg:x="13.889cm" svg:y="0.116cm"><text:p/><draw:enhanced-geometry draw:mirror-horizontal="false" draw:mirror-vertical="true" svg:viewBox="0 0 21600 21600" draw:type="mso-spt32" draw:enhanced-path="M 0 0 L 21600 21600 N"/></draw:custom-shape><draw:custom-shape text:anchor-type="paragraph" draw:z-index="2" draw:name="Straight Arrow Connector 6" draw:style-name="gr3" draw:text-style-name="P9" svg:width="0.16cm" svg:height="1.685cm" svg:x="11.162cm" svg:y="0.116cm"><text:p/><draw:enhanced-geometry draw:mirror-horizontal="false" draw:mirror-vertical="true" svg:viewBox="0 0 21600 21600" draw:type="mso-spt32" draw:enhanced-path="M 0 0 L 21600 21600 N"/></draw:custom-shape><draw:custom-shape text:anchor-type="paragraph" draw:z-index="1" draw:name="Straight Arrow Connector 4" draw:style-name="gr2" draw:text-style-name="P9" svg:width="2.43cm" svg:height="1.458cm" svg:x="6.119cm" svg:y="0.681cm"><text:p/><draw:enhanced-geometry draw:mirror-horizontal="true" draw:mirror-vertical="true" svg:viewBox="0 0 21600 21600" draw:type="mso-spt32" draw:enhanced-path="M 0 0 L 21600 21600 N"/></draw:custom-shape></text:p>
      <text:p text:style-name="Standard"><draw:custom-shape text:anchor-type="paragraph" draw:z-index="16" draw:name="Text Box 23" draw:style-name="gr17" draw:text-style-name="P8" svg:width="4.22cm" svg:height="2.202cm" svg:x="18.191cm" svg:y="0.489cm"><text:p text:style-name="P3"/><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0" draw:name="Text Box 1" draw:style-name="gr1" draw:text-style-name="P8" svg:width="5.322cm" svg:height="2.006cm" svg:x="9.103cm" svg:y="0.6cm"><text:p text:style-name="P3"><text:span text:style-name="T7">She sat in the kitchen</text:span><text:span text:style-name="T5"> …</text:span></text:p><text:p text:style-name="P3"><text:span text:style-name="T5">Genre – Fantasy </text:span><text:span text:style-name="T8">&amp; comic</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5" draw:name="Straight Arrow Connector 22" draw:style-name="gr16" draw:text-style-name="P9" svg:width="3.139cm" svg:height="0.745cm" svg:x="14.79cm" svg:y="0.171cm"><text:p/><draw:enhanced-geometry draw:mirror-horizontal="false" draw:mirror-vertical="true" svg:viewBox="0 0 21600 21600" draw:type="mso-spt32" draw:enhanced-path="M 0 0 L 21600 21600 N"/></draw:custom-shape></text:p>
      <text:p text:style-name="Standard"/>
      <text:p text:style-name="Standard"><draw:custom-shape text:anchor-type="paragraph" draw:z-index="9" draw:name="Straight Arrow Connector 16" draw:style-name="gr10" draw:text-style-name="P9" svg:width="1.338cm" svg:height="0.302cm" svg:x="14.72cm" svg:y="0.298cm"><text:p/><draw:enhanced-geometry draw:mirror-horizontal="false" draw:mirror-vertical="false" svg:viewBox="0 0 21600 21600" draw:type="mso-spt32" draw:enhanced-path="M 0 0 L 21600 21600 N"/></draw:custom-shape><draw:custom-shape text:anchor-type="paragraph" draw:z-index="8" draw:name="Straight Arrow Connector 15" draw:style-name="gr9" draw:text-style-name="P9" svg:width="1.084cm" svg:height="1.234cm" svg:x="11.393cm" svg:y="0.753cm"><text:p/><draw:enhanced-geometry draw:mirror-horizontal="false" draw:mirror-vertical="false" svg:viewBox="0 0 21600 21600" draw:type="mso-spt32" draw:enhanced-path="M 0 0 L 21600 21600 N"/></draw:custom-shape><draw:custom-shape text:anchor-type="paragraph" draw:z-index="5" draw:name="Straight Arrow Connector 12" draw:style-name="gr6" draw:text-style-name="P9" svg:width="1.645cm" svg:height="1.123cm" svg:x="7.394cm" svg:y="0.566cm"><text:p/><draw:enhanced-geometry draw:mirror-horizontal="true" draw:mirror-vertical="false" svg:viewBox="0 0 21600 21600" draw:type="mso-spt32" draw:enhanced-path="M 0 0 L 21600 21600 N"/></draw:custom-shape><draw:custom-shape text:anchor-type="paragraph" draw:z-index="10" draw:name="Text Box 17" draw:style-name="gr11" draw:text-style-name="P8" svg:width="8.316cm" svg:height="8.316cm" svg:x="16.589cm" svg:y="-0.185cm"><text:p text:style-name="P3"><text:span text:style-name="T1">What happens</text:span>:<text:span text:style-name="T9"> shes making sandwiches tricera ops charges through steals one of her sandwiches and then flies of on a catapoat then she enlarges a stale baget and then catapults it at tricera ops but stale baget misses and tricera ops get.sandwich girl stops throwing stale and eats them all instead. Then she flew after him on her catapoat <text:s/>but he <text:s/>ducks behind a rock and sandwich flies past. Suddenly all of the people <text:s/>from apple town come crashing throuygh on a flying motorbike and spot his cave butt its empty. After that sandwich girl gave everybody free sandwiches for life </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text:bookmark text:name="_GoBack"/></text:p>
      <text:p text:style-name="Standard"><draw:custom-shape text:anchor-type="paragraph" draw:z-index="6" draw:name="Text Box 2" draw:style-name="gr7" draw:text-style-name="P10" svg:width="7.593cm" svg:height="5.053cm" svg:x="8.327cm" svg:y="0.056cm"><text:p text:style-name="P7"><text:span text:style-name="T1">Possible endings:</text:span><text:span text:style-name="T10"> After that sandwich girl gave everybody free sandwiches for lif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Text Box 14" draw:style-name="gr8" draw:text-style-name="P8" svg:width="6.575cm" svg:height="5.642cm" svg:x="0.092cm" svg:y="0.026cm"><text:p text:style-name="P3"><text:span text:style-name="T1">Where:</text:span><text:span text:style-name="T2">kitchen </text:span></text:p><text:p text:style-name="P4"><text:span text:style-name="T1">in treebazingaland in the empire sandwich building</text:span></text:p><text:p text:style-name="P4"><text:span text:style-name="T1">SECTOR: BS91QR</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1.27cm" fo:margin-bottom="1.27cm" fo:margin-left="1.27cm" fo:margin-right="1.27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3</meta:editing-cycles>
    <meta:creation-date>2020-05-20T16:29:00</meta:creation-date>
    <dc:date>2020-05-21T14:46:41.413890827</dc:date>
    <meta:editing-duration>PT8M22S</meta:editing-duration>
    <meta:generator>LibreOffice/6.0.7.3$Linux_X86_64 LibreOffice_project/00m0$Build-3</meta:generator>
    <meta:document-statistic meta:table-count="0" meta:image-count="0" meta:object-count="0" meta:page-count="1" meta:paragraph-count="22" meta:word-count="197" meta:character-count="1210" meta:non-whitespace-character-count="10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